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XmlContext.AntXmlContext( Project project , ProjectHelperImpl2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Handler.onStartChild( String uri , String name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onStartChild( String uri , String name , String qname , Attributes attrs , AntXm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ElementHandler.onStartElement( String uri , String propType , String qname , Attributes attrs , AntXml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rge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Handler.check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XmlContext.getWrapper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configureId( Object element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Handler.characters( char [ ] buf , int start , int count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Handler.onEndChild( String uri , String tag , String qname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jectHelperImpl2.parse( Project project , Object source , RootHandler hand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rojectHandler.onStartElement( String uri , String tag , String qname , Attributes attrs , AntXmlContext 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ProjectHelperImpl2.parse( Project project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Handler.onStartChild( String uri , String tag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characters(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paren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Handler.onStartElement( String uri , String tag , String qname , Attributes attrs , AntXml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NestedElementHandler.NestedEle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Handler.startElement( String uri , String tag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HelperImpl2.fromURI( String ur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oo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Handler.onEndChild( String uri , String tag , String qname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Handler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jectHelperImpl2.hookSpecialTask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XmlContext.pushWrapper( RuntimeConfigurable2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Handler.onStartChild( String uri , String tag , String qname , Attributes attrs , AntXml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otHandler.RootHandler(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Handler.onStartChild( String uri , String name , String qname , Attributes attrs , AntXm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HelperImpl2.toURI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lementHandler.Ele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XmlContext.pop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Handler.onEndElement( String uri , String tag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XmlContext.curren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Handler.onStartElement( String uri , String tag , String qname , Attributes attrs , AntXml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ntHandler.characters( char [ ] buf , int start , int count , AntXm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Handler.onStartElement( String uri , String tag , String qname , Attributes attrs , AntXm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XmlContex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Handler.endElement( String uri , String 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